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1.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m</text:p>
          </table:table-cell>
          <table:table-cell table:formula="of:=COM.MICROSOFT.CONCAT([.A4];[.B4])" office:value-type="string" office:string-value="DefaultSwordSlam" calcext:value-type="string">
            <text:p>DefaultSwordSlam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formula="of:=[.K2]*3" office:value-type="float" office:value="60" calcext:value-type="float">
            <text:p>60</text:p>
          </table:table-cell>
          <table:table-cell office:value-type="float" office:value="-130" calcext:value-type="float">
            <text:p>-13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22:22:26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7T22:22:57.412000000</dc:date>
    <meta:editing-duration>PT6H50M14S</meta:editing-duration>
    <meta:editing-cycles>32</meta:editing-cycles>
    <meta:document-statistic meta:table-count="1" meta:cell-count="52" meta:object-count="0"/>
  </office:meta>
</office:document-meta>
</file>